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34a" officeooo:paragraph-rsid="001ba34a"/>
    </style:style>
    <style:style style:name="P2" style:family="paragraph" style:parent-style-name="Standard">
      <style:text-properties officeooo:rsid="001d04ce" officeooo:paragraph-rsid="001d0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82 por 383</text:p>
      <text:p text:style-name="P2">391 por 392</text:p>
      <text:p text:style-name="P2">393 por 39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2:00:43.567055260</meta:creation-date>
    <dc:date>2024-03-02T12:09:19.396624883</dc:date>
    <meta:editing-duration>PT8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9" meta:character-count="33" meta:non-whitespace-character-count="27"/>
  </office:meta>
</office:document-meta>
</file>